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2.545cm" fo:min-width="6.358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2.493cm" fo:min-width="6.306cm" fo:padding-top="0.151cm" fo:padding-bottom="0.151cm" fo:padding-left="0.276cm" fo:padding-right="0.27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858cm" svg:height="2.794cm" svg:x="3.794cm" svg:y="7cm">
          <text:p text:style-name="P1">Source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6.858cm" svg:height="2.794cm" svg:x="9.1cm" svg:y="7cm">
          <text:p text:style-name="P1">Build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6.858cm" svg:height="2.794cm" svg:x="14.4cm" svg:y="7.001cm">
          <text:p text:style-name="P1">Deploy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13:27:29.339691712</meta:creation-date>
    <dc:date>2021-03-22T19:40:16.296821698</dc:date>
    <meta:editing-duration>PT6H2M36S</meta:editing-duration>
    <meta:editing-cycles>1</meta:editing-cycles>
    <meta:document-statistic meta:object-count="3"/>
    <meta:generator>LibreOffice/6.4.6.2$Linux_X86_64 LibreOffice_project/40$Build-2</meta:generator>
  </office:meta>
</office:document-meta>
</file>